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6DFE0F5A.png" manifest:media-type="image/png"/>
  <manifest:file-entry manifest:full-path="Pictures/10000201000004BC000004BCB85A516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c6633" draw:marker-start-width="0.275cm" draw:marker-end-width="0.275cm" draw:fill="non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1cm" svg:y="4.7cm">
          <draw:image xlink:href="Pictures/10000201000004BC000004BC6DFE0F5A.png" xlink:type="simple" xlink:show="embed" xlink:actuate="onLoad">
            <text:p/>
          </draw:image>
        </draw:frame>
        <draw:frame draw:style-name="gr1" draw:text-style-name="P1" draw:layer="layout" svg:width="18.999cm" svg:height="18.999cm" svg:x="1cm" svg:y="4.7cm">
          <draw:image xlink:href="Pictures/10000201000004BC000004BCB85A5168.png" xlink:type="simple" xlink:show="embed" xlink:actuate="onLoad">
            <text:p/>
          </draw:image>
        </draw:frame>
        <draw:custom-shape draw:style-name="gr2" draw:text-style-name="P1" draw:layer="layout" svg:width="0.7cm" svg:height="0.9cm" svg:x="17.3cm" svg:y="14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9T16:26:11</meta:creation-date>
    <dc:date>2014-07-09T13:40:10</dc:date>
    <meta:editing-duration>PT1H50M33S</meta:editing-duration>
    <meta:editing-cycles>5</meta:editing-cycles>
    <meta:generator>LibreOffice/3.5$Linux_X86_64 LibreOffice_project/350m1$Build-2</meta:generator>
    <meta:document-statistic meta:object-count="3"/>
  </office:meta>
</office:document-meta>
</file>